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/>
      <style:text-properties style:font-name="Courier New" fo:font-size="12pt" officeooo:rsid="00525992" officeooo:paragraph-rsid="000ae571" style:font-size-asian="12pt" style:font-name-complex="Courier New" style:font-size-complex="12pt"/>
    </style:style>
    <style:style style:name="P2" style:family="paragraph" style:parent-style-name="Standard">
      <style:paragraph-properties fo:margin-top="0in" fo:margin-bottom="0.1665in" loext:contextual-spacing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3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ae571" style:font-size-asian="12pt" style:font-name-complex="Courier New" style:font-size-complex="12pt"/>
    </style:style>
    <style:style style:name="P4" style:family="paragraph" style:parent-style-name="Standard">
      <style:paragraph-properties fo:margin-top="0in" fo:margin-bottom="0.1665in" loext:contextual-spacing="false"/>
      <style:text-properties officeooo:paragraph-rsid="000ae571"/>
    </style:style>
    <style:style style:name="P5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6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7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0ae571" style:font-size-asian="12pt" style:font-name-complex="Courier New" style:font-size-complex="12pt"/>
    </style:style>
    <style:style style:name="P8" style:family="paragraph" style:parent-style-name="Standard">
      <style:paragraph-properties fo:margin-left="0in" fo:margin-right="0in" fo:text-indent="2in" style:auto-text-indent="false"/>
      <style:text-properties officeooo:paragraph-rsid="000ae571"/>
    </style:style>
    <style:style style:name="P9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0ae571" style:font-size-asian="12pt" style:font-name-complex="Courier New" style:font-size-complex="12pt"/>
    </style:style>
    <style:style style:name="P1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59830" officeooo:paragraph-rsid="000ae571" style:font-size-asian="12pt" style:font-name-complex="Courier New" style:font-size-complex="12pt"/>
    </style:style>
    <style:style style:name="P1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86bb7" officeooo:paragraph-rsid="000ae571" style:font-size-asian="12pt" style:font-name-complex="Courier New" style:font-size-complex="12pt"/>
    </style:style>
    <style:style style:name="P1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3b521" officeooo:paragraph-rsid="000ae571" style:font-size-asian="12pt" style:font-name-complex="Courier New" style:font-size-complex="12pt"/>
    </style:style>
    <style:style style:name="P1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579038" officeooo:paragraph-rsid="000ae571" style:font-size-asian="12pt" style:font-name-complex="Courier New" style:font-size-complex="12pt"/>
    </style:style>
    <style:style style:name="P14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0ae571"/>
    </style:style>
    <style:style style:name="P15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0ae571" style:font-size-asian="12pt" style:font-name-complex="Courier New" style:font-size-complex="12pt"/>
    </style:style>
    <style:style style:name="P16" style:family="paragraph" style:parent-style-name="Standard">
      <style:paragraph-properties fo:margin-top="0in" fo:margin-bottom="0.1665in" loext:contextual-spacing="false"/>
      <style:text-properties style:font-name="Courier New" fo:font-size="12pt" officeooo:rsid="00707a68" officeooo:paragraph-rsid="00127982" style:font-size-asian="12pt" style:font-name-complex="Courier New" style:font-size-complex="12pt"/>
    </style:style>
    <style:style style:name="P17" style:family="paragraph" style:parent-style-name="Standard">
      <style:paragraph-properties fo:margin-top="0in" fo:margin-bottom="0.1665in" loext:contextual-spacing="false"/>
      <style:text-properties style:font-name="Courier New" fo:font-size="12pt" officeooo:paragraph-rsid="00127982" style:font-size-asian="12pt" style:font-name-complex="Courier New" style:font-size-complex="12pt"/>
    </style:style>
    <style:style style:name="P18" style:family="paragraph" style:parent-style-name="Standard">
      <style:paragraph-properties fo:margin-top="0in" fo:margin-bottom="0.1665in" loext:contextual-spacing="false"/>
      <style:text-properties officeooo:paragraph-rsid="00127982"/>
    </style:style>
    <style:style style:name="P19" style:family="paragraph" style:parent-style-name="Standard">
      <style:paragraph-properties fo:margin-left="0in" fo:margin-right="0in" fo:text-indent="2in" style:auto-text-indent="false"/>
      <style:text-properties style:font-name="Courier New" fo:font-size="12pt" officeooo:paragraph-rsid="00127982" style:font-size-asian="12pt" style:font-name-complex="Courier New" style:font-size-complex="12pt"/>
    </style:style>
    <style:style style:name="P20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paragraph-rsid="00127982" style:font-size-asian="12pt" style:font-name-complex="Courier New" style:font-size-complex="12pt"/>
    </style:style>
    <style:style style:name="P21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style:font-name="Courier New" fo:font-size="12pt" officeooo:rsid="00707a68" officeooo:paragraph-rsid="00127982" style:font-size-asian="12pt" style:font-name-complex="Courier New" style:font-size-complex="12pt"/>
    </style:style>
    <style:style style:name="P22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paragraph-rsid="00127982"/>
    </style:style>
    <style:style style:name="P23" style:family="paragraph" style:parent-style-name="Standard">
      <style:paragraph-properties fo:margin-left="1in" fo:margin-right="1in" fo:margin-top="0in" fo:margin-bottom="0.139in" loext:contextual-spacing="false" fo:text-indent="0in" style:auto-text-indent="false">
        <style:tab-stops>
          <style:tab-stop style:position="3.75in"/>
        </style:tab-stops>
      </style:paragraph-properties>
      <style:text-properties officeooo:rsid="00707a68" officeooo:paragraph-rsid="00127982"/>
    </style:style>
    <style:style style:name="P24" style:family="paragraph" style:parent-style-name="Heading_20_3">
      <style:paragraph-properties fo:margin-top="0.1665in" fo:margin-bottom="0in" loext:contextual-spacing="false"/>
      <style:text-properties style:font-name="Courier New" officeooo:paragraph-rsid="000ae571" style:font-name-complex="Courier New" style:font-size-complex="12pt"/>
    </style:style>
    <style:style style:name="P25" style:family="paragraph" style:parent-style-name="Heading_20_3">
      <style:paragraph-properties fo:margin-top="0.1665in" fo:margin-bottom="0in" loext:contextual-spacing="false"/>
      <style:text-properties style:font-name="Courier New" officeooo:paragraph-rsid="00127982" style:font-name-complex="Courier New" style:font-size-complex="12pt"/>
    </style:style>
    <style:style style:name="P26" style:family="paragraph" style:parent-style-name="Heading_20_3">
      <style:paragraph-properties fo:margin-top="0.1665in" fo:margin-bottom="0in" loext:contextual-spacing="false"/>
      <style:text-properties style:font-name="Courier New" fo:font-size="12pt" officeooo:paragraph-rsid="00127982" style:font-size-asian="12pt" style:font-name-complex="Courier New" style:font-size-complex="12pt"/>
    </style:style>
    <style:style style:name="T1" style:family="text">
      <style:text-properties style:font-name="Courier New" fo:font-size="12pt" style:font-size-asian="12pt" style:font-name-complex="Courier New" style:font-size-complex="12pt"/>
    </style:style>
    <style:style style:name="T2" style:family="text">
      <style:text-properties style:font-name="Courier New" fo:font-size="12pt" officeooo:rsid="02e720ea" style:font-size-asian="12pt" style:font-name-complex="Courier New" style:font-size-complex="12pt"/>
    </style:style>
    <style:style style:name="T3" style:family="text">
      <style:text-properties style:font-name="Courier New" fo:font-size="12pt" officeooo:rsid="00e64666" style:font-size-asian="12pt" style:font-name-complex="Courier New" style:font-size-complex="12pt"/>
    </style:style>
    <style:style style:name="T4" style:family="text">
      <style:text-properties style:font-name="Courier New" fo:font-size="12pt" officeooo:rsid="005be332" style:font-size-asian="12pt" style:font-name-complex="Courier New" style:font-size-complex="12pt"/>
    </style:style>
    <style:style style:name="T5" style:family="text">
      <style:text-properties style:font-name="Courier New" fo:font-size="12pt" officeooo:rsid="005a19d5" style:font-size-asian="12pt" style:font-name-complex="Courier New" style:font-size-complex="12pt"/>
    </style:style>
    <style:style style:name="T6" style:family="text">
      <style:text-properties style:font-name="Courier New" fo:font-size="12pt" officeooo:rsid="0050ffe4" style:font-size-asian="12pt" style:font-name-complex="Courier New" style:font-size-complex="12pt"/>
    </style:style>
    <style:style style:name="T7" style:family="text">
      <style:text-properties style:font-name="Courier New" fo:font-size="12pt" officeooo:rsid="00586bb7" style:font-size-asian="12pt" style:font-name-complex="Courier New" style:font-size-complex="12pt"/>
    </style:style>
    <style:style style:name="T8" style:family="text">
      <style:text-properties style:font-name="Courier New" fo:font-size="12pt" officeooo:rsid="01d3ae59" style:font-size-asian="12pt" style:font-name-complex="Courier New" style:font-size-complex="12pt"/>
    </style:style>
    <style:style style:name="T9" style:family="text">
      <style:text-properties style:font-name="Courier New" fo:font-size="12pt" officeooo:rsid="005d1056" style:font-size-asian="12pt" style:font-name-complex="Courier New" style:font-size-complex="12pt"/>
    </style:style>
    <style:style style:name="T10" style:family="text">
      <style:text-properties style:font-name="Courier New" fo:font-size="12pt" officeooo:rsid="00559830" style:font-size-asian="12pt" style:font-name-complex="Courier New" style:font-size-complex="12pt"/>
    </style:style>
    <style:style style:name="T11" style:family="text">
      <style:text-properties style:font-name="Courier New" fo:font-size="12pt" officeooo:rsid="00e82c95" style:font-size-asian="12pt" style:font-name-complex="Courier New" style:font-size-complex="12pt"/>
    </style:style>
    <style:style style:name="T12" style:family="text">
      <style:text-properties style:font-name="Courier New" fo:font-size="12pt" officeooo:rsid="01bbf63e" style:font-size-asian="12pt" style:font-name-complex="Courier New" style:font-size-complex="12pt"/>
    </style:style>
    <style:style style:name="T13" style:family="text">
      <style:text-properties style:font-name="Courier New" fo:font-size="12pt" officeooo:rsid="00579038" style:font-size-asian="12pt" style:font-name-complex="Courier New" style:font-size-complex="12pt"/>
    </style:style>
    <style:style style:name="T14" style:family="text">
      <style:text-properties style:font-name="Courier New" fo:font-size="12pt" officeooo:rsid="005486aa" style:font-size-asian="12pt" style:font-name-complex="Courier New" style:font-size-complex="12pt"/>
    </style:style>
    <style:style style:name="T15" style:family="text">
      <style:text-properties style:font-name="Courier New" fo:font-size="12pt" officeooo:rsid="02e67858" style:font-size-asian="12pt" style:font-name-complex="Courier New" style:font-size-complex="12pt"/>
    </style:style>
    <style:style style:name="T16" style:family="text">
      <style:text-properties style:font-name="Courier New" fo:font-size="12pt" officeooo:rsid="006cedd6" style:font-size-asian="12pt" style:font-name-complex="Courier New" style:font-size-complex="12pt"/>
    </style:style>
    <style:style style:name="T17" style:family="text">
      <style:text-properties style:font-name="Courier New" fo:font-size="12pt" officeooo:rsid="01bda825" style:font-size-asian="12pt" style:font-name-complex="Courier New" style:font-size-complex="12pt"/>
    </style:style>
    <style:style style:name="T18" style:family="text">
      <style:text-properties style:font-name="Courier New" fo:font-size="12pt" officeooo:rsid="006e2cd5" style:font-size-asian="12pt" style:font-name-complex="Courier New" style:font-size-complex="12pt"/>
    </style:style>
    <style:style style:name="T19" style:family="text">
      <style:text-properties style:font-name="Courier New" fo:font-size="12pt" officeooo:rsid="006ed741" style:font-size-asian="12pt" style:font-name-complex="Courier New" style:font-size-complex="12pt"/>
    </style:style>
    <style:style style:name="T20" style:family="text">
      <style:text-properties style:font-name="Courier New" fo:font-size="12pt" officeooo:rsid="01d5e1ea" style:font-size-asian="12pt" style:font-name-complex="Courier New" style:font-size-complex="12pt"/>
    </style:style>
    <style:style style:name="T21" style:family="text">
      <style:text-properties style:font-name="Courier New" fo:font-size="12pt" officeooo:rsid="0206277c" style:font-size-asian="12pt" style:font-name-complex="Courier New" style:font-size-complex="12pt"/>
    </style:style>
    <style:style style:name="T22" style:family="text">
      <style:text-properties style:font-name="Courier New" fo:font-size="12pt" officeooo:rsid="00723292" style:font-size-asian="12pt" style:font-name-complex="Courier New" style:font-size-complex="12pt"/>
    </style:style>
    <style:style style:name="T23" style:family="text">
      <style:text-properties style:font-name="Courier New" fo:font-size="12pt" officeooo:rsid="009eae5c" style:font-size-asian="12pt" style:font-name-complex="Courier New" style:font-size-complex="12pt"/>
    </style:style>
    <style:style style:name="T24" style:family="text">
      <style:text-properties officeooo:rsid="005be332"/>
    </style:style>
    <style:style style:name="T25" style:family="text">
      <style:text-properties officeooo:rsid="00e64666"/>
    </style:style>
    <style:style style:name="T26" style:family="text">
      <style:text-properties officeooo:rsid="0050ffe4"/>
    </style:style>
    <style:style style:name="T27" style:family="text">
      <style:text-properties officeooo:rsid="02e8a3d2"/>
    </style:style>
    <style:style style:name="T28" style:family="text">
      <style:text-properties officeooo:rsid="018deb27"/>
    </style:style>
    <style:style style:name="T29" style:family="text">
      <style:text-properties officeooo:rsid="0053b521"/>
    </style:style>
    <style:style style:name="T30" style:family="text">
      <style:text-properties officeooo:rsid="00559830"/>
    </style:style>
    <style:style style:name="T31" style:family="text">
      <style:text-properties officeooo:rsid="00579038"/>
    </style:style>
    <style:style style:name="T32" style:family="text">
      <style:text-properties officeooo:rsid="00586bb7"/>
    </style:style>
    <style:style style:name="T33" style:family="text">
      <style:text-properties officeooo:rsid="00525992"/>
    </style:style>
    <style:style style:name="T34" style:family="text">
      <style:text-properties officeooo:rsid="005486aa"/>
    </style:style>
    <style:style style:name="T35" style:family="text">
      <style:text-properties officeooo:rsid="006ed741"/>
    </style:style>
    <style:style style:name="T36" style:family="text">
      <style:text-properties officeooo:rsid="016d27a4"/>
    </style:style>
    <style:style style:name="T37" style:family="text">
      <style:text-properties officeooo:rsid="00707a68"/>
    </style:style>
    <style:style style:name="T38" style:family="text">
      <style:text-properties officeooo:rsid="01bda825"/>
    </style:style>
    <style:style style:name="T39" style:family="text">
      <style:text-properties officeooo:rsid="00723292"/>
    </style:style>
    <style:style style:name="T40" style:family="text">
      <style:text-properties style:text-position="super 58%" officeooo:rsid="007232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INT. CAFETERIA</text:h>
      <text:p text:style-name="P4"><text:span text:style-name="T15">Mom sees that Dad is talking to someone, </text:span><text:span text:style-name="T2">leaves the teachers to find out what is going on. </text:span><text:span text:style-name="T15"><text:s/></text:span></text:p>
      <text:p text:style-name="P8"><text:span text:style-name="T3">LISA'S </text:span><text:span text:style-name="T1">MOM</text:span></text:p>
      <text:p text:style-name="P9">No way.</text:p>
      <text:p text:style-name="P4"><text:span text:style-name="T1">Mom </text:span><text:span text:style-name="T4">is very angry,</text:span><text:span text:style-name="T1"> shakes her head </text:span><text:span text:style-name="T5">profuse</text:span><text:span text:style-name="T1">ly </text:span><text:span text:style-name="T5">with her lips pursed</text:span><text:span text:style-name="T1">. The Nostram parents look at each other confused. </text:span><text:span text:style-name="T4">What did we say wrong?</text:span></text:p>
      <text:p text:style-name="P3">Jeff <text:span text:style-name="T24">and</text:span> Dan stop smiling. They look at each other. <text:span text:style-name="T24">What happened?</text:span></text:p>
      <text:p text:style-name="P3">Lisa’s Dad scowls at Mom.</text:p>
      <text:p text:style-name="P7">MRS. Nostram</text:p>
      <text:p text:style-name="P9">We could have Lisa come over without <text:span text:style-name="T24">her sister</text:span> if you feel <text:span text:style-name="T24">Tracy</text:span> isn’t old enough yet.</text:p>
      <text:p text:style-name="P7"><text:span text:style-name="T25">LISA'S </text:span>MOM</text:p>
      <text:p text:style-name="P9"><text:span text:style-name="T26">N</text:span>o.</text:p>
      <text:p text:style-name="P7">MR. Nostram</text:p>
      <text:p text:style-name="P9">How about just the four of us <text:span text:style-name="T27">parents</text:span> before any of the kids get together?</text:p>
      <text:p text:style-name="P7"><text:span text:style-name="T25">LISA'S </text:span>MOM</text:p>
      <text:p text:style-name="P14"><text:span text:style-name="T3">Definitely not</text:span><text:span text:style-name="T6">.</text:span></text:p>
      <text:p text:style-name="P7">MR<text:span text:style-name="T28">S</text:span>. Nostram</text:p>
      <text:p text:style-name="P9">Well, the kids are still welcome any time.</text:p>
      <text:p text:style-name="P7"><text:span text:style-name="T25">LISA'S </text:span>MOM</text:p>
      <text:p text:style-name="P9">That <text:span text:style-name="T28">will never</text:span> work.</text:p>
      <text:p text:style-name="P1">Lisa's Dad rolls his eyes in embarrassment and frustration.</text:p>
      <text:p text:style-name="P3">Lisa <text:span text:style-name="T29">looks at the floor, deflated</text:span>. <text:span text:style-name="T30">Lisa's mom yanks her by the arm and storms out of the cafeteria, dragging Lisa, twisted, tripping. Dad follows behind, seething. </text:span></text:p>
      <text:p text:style-name="P2">Mr. and Mrs. Nostram look at each other wondering what the hell that was about. <text:span text:style-name="T27">The twins look at each other in confusion.</text:span></text:p>
      <text:h text:style-name="P24" text:outline-level="3">INT. CAR - NIGHT</text:h>
      <text:p text:style-name="P3">Lisa <text:span text:style-name="T31">slouches in the back seat with her head resting on her hand, leaning against the car door. Her mom drives, dad is in the passenger seat</text:span>. <text:span text:style-name="T32">Mom yells at Lisa and ignores Dad. Dad makes this all about his social life. Lisa doesn't want to be a part of this inanity.</text:span></text:p>
      <text:p text:style-name="P7">MOM</text:p>
      <text:p text:style-name="P9"><text:span text:style-name="T33">How dare you</text:span> invit<text:span text:style-name="T33">e yourself</text:span> to their house. </text:p>
      <text:p text:style-name="P5"><text:soft-page-break/>LISA</text:p>
      <text:p text:style-name="P10"><text:span text:style-name="T27">I didn't</text:span>.</text:p>
      <text:p text:style-name="P5">MOM</text:p>
      <text:p text:style-name="P11">Don't you <text:span text:style-name="T27">interrupt</text:span> while I am talking to you!</text:p>
      <text:p text:style-name="P4"><text:span text:style-name="T1">Lisa </text:span><text:span text:style-name="T7">withdraws, looks through her </text:span><text:span text:style-name="T8">geometry</text:span><text:span text:style-name="T7"> book </text:span><text:span text:style-name="T9">even though it's dark</text:span><text:span text:style-name="T1">.</text:span></text:p>
      <text:p text:style-name="P7">DAD</text:p>
      <text:p text:style-name="P12">They invited us.</text:p>
      <text:p text:style-name="P7">MOM</text:p>
      <text:p text:style-name="P9">If <text:span text:style-name="T33">you</text:span> would’ve <text:span text:style-name="T33">just</text:span> been quiet <text:span text:style-name="T29">and stayed in your seat until we left, like I told you to</text:span>, <text:span text:style-name="T30">nobody</text:span> would<text:span text:style-name="T30">'</text:span>ve <text:span text:style-name="T29">mentioned</text:span> <text:span text:style-name="T30">a</text:span> barbecue. </text:p>
      <text:p text:style-name="P7">DAD</text:p>
      <text:p text:style-name="P13">It would be nice if we went over to someone's house for a beer every once in awhile.</text:p>
      <text:p text:style-name="P5">MOM</text:p>
      <text:p text:style-name="P13">Think about how that makes me look. My daughter is approaching boys.</text:p>
      <text:p text:style-name="P7">DAD</text:p>
      <text:p text:style-name="P10">They're popular. We should be able to have a social life for Christ sake.</text:p>
      <text:p text:style-name="P6">MOM</text:p>
      <text:p text:style-name="P12">Why aren't you answering me!</text:p>
      <text:p text:style-name="P4"><text:span text:style-name="T10">Dad sighs and looks away, </text:span><text:span text:style-name="T11">takes a drink out of a tiny whiskey bottle</text:span><text:span text:style-name="T10">. </text:span><text:span text:style-name="T1">Lisa </text:span><text:span text:style-name="T10">sits up, </text:span><text:span text:style-name="T12">looks at her mom for a clue whether she's really supposed to talk now,</text:span><text:span text:style-name="T10"> </text:span><text:span text:style-name="T13">looks to</text:span><text:span text:style-name="T10"> her dad to interject</text:span><text:span text:style-name="T1">. </text:span><text:span text:style-name="T12">She looks back at her mom.</text:span></text:p>
      <text:p text:style-name="P7">LISA</text:p>
      <text:p text:style-name="P14"><text:span text:style-name="T14">You didn't ask a question.</text:span><text:span text:style-name="T1"> </text:span></text:p>
      <text:p text:style-name="P7">DAD</text:p>
      <text:p text:style-name="P9"><text:span text:style-name="T34">W</text:span>hy <text:span text:style-name="T34">aren't you upset at your</text:span> <text:span text:style-name="T34">mother?</text:span> </text:p>
      <text:p text:style-name="P4"><text:span text:style-name="T1">Lisa </text:span><text:span text:style-name="T14">thinks... what might be useful to say to get them to shut up</text:span><text:span text:style-name="T1">.</text:span></text:p>
      <text:p text:style-name="P7">LISA</text:p>
      <text:p text:style-name="P9">Because those boys are naughty. </text:p>
      <text:p text:style-name="P7">MOM</text:p>
      <text:p text:style-name="P9">See. She shouldn’t be hanging around with boys at her age anyway.</text:p>
      <text:p text:style-name="P3">Lisa sinks into the back seat, looks away, out the window.</text:p>
      <text:p text:style-name="P3"/>
      <text:p text:style-name="P18"><text:soft-page-break/><text:span text:style-name="T16">A </text:span><text:span text:style-name="T1">strange figure emerges from the parking lot. </text:span><text:span text:style-name="T17">The silhouette of a monster. It steps into the light. It's</text:span><text:span text:style-name="T1"> Lisa’s Dad, stagger</text:span><text:span text:style-name="T17">ing</text:span><text:span text:style-name="T1"> straight toward </text:span><text:span text:style-name="T18">Lisa</text:span><text:span text:style-name="T1">.</text:span></text:p>
      <text:p text:style-name="P18"><text:span text:style-name="T1">Lisa </text:span><text:span text:style-name="T18">recognizes him but</text:span><text:span text:style-name="T1"> fr</text:span><text:span text:style-name="T18">ee</text:span><text:span text:style-name="T1">ze</text:span><text:span text:style-name="T18">s</text:span><text:span text:style-name="T1">. </text:span><text:span text:style-name="T19">There's nowhere to hide. </text:span><text:span text:style-name="T17">She's about to plead an apology for making him </text:span><text:span text:style-name="T20">get out of the car to find her</text:span><text:span text:style-name="T17">, but he</text:span><text:span text:style-name="T1"> </text:span><text:span text:style-name="T19">walks right past her and approaches the Nostrams</text:span><text:span text:style-name="T1">. </text:span></text:p>
      <text:p text:style-name="P19">DAD <text:span text:style-name="T35">(slurring)</text:span></text:p>
      <text:p text:style-name="P20">Have you seen my daughter, Lisa Schaefer?</text:p>
      <text:p text:style-name="P17"><text:span text:style-name="T35">Jeff and Dan are too shocked to say anything</text:span>. </text:p>
      <text:p text:style-name="P19">LISA <text:span text:style-name="T35">(super weird panicked-sounding)</text:span> </text:p>
      <text:p text:style-name="P22"><text:span text:style-name="T1">Dad. </text:span><text:span text:style-name="T19">I</text:span><text:span text:style-name="T1">t’s me. Lisa Schaefer. </text:span></text:p>
      <text:p text:style-name="P17"><text:span text:style-name="T35">Lisa's D</text:span>ad <text:span text:style-name="T35">turns around</text:span> and stumbl<text:span text:style-name="T35">es</text:span> back to the car. <text:span text:style-name="T35">Lisa</text:span> <text:span text:style-name="T35">gets up and </text:span>follow<text:span text:style-name="T35">s without turning around or saying bye.</text:span> <text:span text:style-name="T35">Stunned, Jeff, Dan, and Marnie watch her go.</text:span></text:p>
      <text:p text:style-name="P17"><text:span text:style-name="T35">Lisa and her Dad get</text:span> into the car. </text:p>
      <text:p text:style-name="P17"><text:span text:style-name="T35">The car goes</text:span> past <text:span text:style-name="T35">Jeff</text:span>, <text:span text:style-name="T35">Dan, and Marnie.</text:span> <text:span text:style-name="T35">It</text:span> veer<text:span text:style-name="T35">s</text:span> too far to the left and hit<text:span text:style-name="T35">s</text:span> <text:span text:style-name="T35">the</text:span> curb. <text:span text:style-name="T36">(We don't really want to hit curbs with these cars, so maybe we... almost hit a student, who quickly jumps onto the curb?)</text:span></text:p>
      <text:h text:style-name="P25" text:outline-level="3"><text:span text:style-name="T35">IN</text:span>T. <text:span text:style-name="T35">CAR - NIGHT</text:span></text:h>
      <text:p text:style-name="P17"><text:span text:style-name="T37">Lisa and her Dad sway to the left and right, bump up, as the car swerves and hits the a few curbs</text:span>. <text:span text:style-name="T37">Lisa stares ahead and doesn't react to her Dad's diatribe.</text:span></text:p>
      <text:p text:style-name="P19">DAD <text:span text:style-name="T35">(slurring)</text:span></text:p>
      <text:p text:style-name="P21">You know I love you. And your sister. Your mother doesn't love you. Well, she does. <text:span text:style-name="T38">B</text:span>ut not as much as my friend Kathy. </text:p>
      <text:h text:style-name="P25" text:outline-level="3">EXT. <text:span text:style-name="T39">SEVEN LANE</text:span> STREET<text:span text:style-name="T35"> - NIGHT</text:span></text:h>
      <text:p text:style-name="P17">The <text:span text:style-name="T39">car</text:span> swerve<text:span text:style-name="T39">s</text:span> over several lanes <text:span text:style-name="T39">on Indian School toward the railing of the canal bridge</text:span>. <text:span text:style-name="T39">It crosses over the canal, then slowly turns right onto 22</text:span><text:span text:style-name="T40">nd</text:span><text:span text:style-name="T39"> Avenue, driving over the sidewalk.</text:span></text:p>
      <text:h text:style-name="P25" text:outline-level="3"><text:span text:style-name="T35">IN</text:span>T. <text:span text:style-name="T35">CAR - NIGHT</text:span></text:h>
      <text:p text:style-name="P16">Lisa clenches the door handle. Dad hands Lisa a keychain. Lisa takes it and stares at it blankly.</text:p>
      <text:p text:style-name="P19">DAD <text:span text:style-name="T35">(slurring)</text:span></text:p>
      <text:p text:style-name="P23"><text:span text:style-name="T21">Kathy</text:span><text:span text:style-name="T1"> wanted to give you this. </text:span><text:span text:style-name="T22">You </text:span><text:span text:style-name="T23">haven't met</text:span><text:span text:style-name="T22"> her yet. But s</text:span><text:span text:style-name="T1">he might be your mother soon. </text:span></text:p>
      <text:h text:style-name="P26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Standard" style:default-outline-level="2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8in" fo:margin-bottom="0.61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5:47:02.804619759</meta:creation-date>
    <dc:date>2018-01-27T19:42:14.758316184</dc:date>
    <meta:editing-duration>PT14M52S</meta:editing-duration>
    <meta:editing-cycles>6</meta:editing-cycles>
    <meta:generator>LibreOffice/5.1.6.2$Linux_X86_64 LibreOffice_project/10m0$Build-2</meta:generator>
    <meta:print-date>2018-01-27T19:42:12.033733421</meta:print-date>
    <meta:document-statistic meta:table-count="0" meta:image-count="0" meta:object-count="0" meta:page-count="3" meta:paragraph-count="74" meta:word-count="765" meta:character-count="4053" meta:non-whitespace-character-count="3347"/>
  </office:meta>
</office:document-meta>
</file>